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padding="0.051cm" fo:border="0.26pt solid #000000"/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padding="0.051cm" fo:border="0.26pt dotted #000000"/>
      <style:text-properties fo:language="en" fo:country="US"/>
    </style:style>
    <style:style style:name="P4" style:family="paragraph" style:parent-style-name="Standard">
      <style:paragraph-properties fo:padding="0.051cm" fo:border="0.26pt dashed #000000"/>
      <style:text-properties fo:language="en" fo:country="US"/>
    </style:style>
    <style:style style:name="P5" style:family="paragraph" style:parent-style-name="Standard">
      <style:paragraph-properties fo:padding="0.051cm" fo:border="0.26pt fine-dashed #000000"/>
      <style:text-properties fo:language="en" fo:country="US"/>
    </style:style>
    <style:style style:name="P6" style:family="paragraph" style:parent-style-name="Standard">
      <style:paragraph-properties fo:padding="0.051cm" fo:border="0.26pt dash-dot #000000"/>
      <style:text-properties fo:language="en" fo:country="US"/>
    </style:style>
    <style:style style:name="P7" style:family="paragraph" style:parent-style-name="Standard">
      <style:paragraph-properties fo:padding="0.051cm" fo:border="0.26pt dash-dot-dot #000000"/>
      <style:text-properties fo:language="en" fo:country="US"/>
    </style:style>
    <style:style style:name="P8" style:family="paragraph" style:parent-style-name="Standard">
      <style:paragraph-properties style:border-line-width="0.004cm 0.004cm 0.004cm" fo:padding="0.049cm" fo:border="0.31pt double #000000" style:shadow="none"/>
      <style:text-properties fo:language="en" fo:country="US"/>
    </style:style>
    <style:style style:name="P9" style:family="paragraph" style:parent-style-name="Standard">
      <style:paragraph-properties style:border-line-width="0.018cm 0.004cm 0.018cm" fo:padding="0.051cm" fo:border="1.11pt double-thin #000000"/>
      <style:text-properties fo:language="en" fo:country="US"/>
    </style:style>
    <style:style style:name="P10" style:family="paragraph" style:parent-style-name="Standard">
      <style:paragraph-properties style:border-line-width="0.026cm 0.026cm 0.002cm" fo:padding="0.051cm" fo:border="1.56pt double #000000"/>
      <style:text-properties fo:language="en" fo:country="US"/>
    </style:style>
    <style:style style:name="P11" style:family="paragraph" style:parent-style-name="Standard">
      <style:paragraph-properties style:border-line-width="0.002cm 0.004cm 0.005cm" fo:padding="0.051cm" fo:border="0.31pt double #000000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has 0,25pt solid borders around.</text:p>
      <text:p text:style-name="P2"/>
      <text:p text:style-name="P3">This has 0,25pt dotted borders around.</text:p>
      <text:p text:style-name="P2"/>
      <text:p text:style-name="P4">This has 0,25pt dashed borders around.</text:p>
      <text:p text:style-name="P2"/>
      <text:p text:style-name="P5">This has 0,25pt small dashed borders around.</text:p>
      <text:p text:style-name="P2"/>
      <text:p text:style-name="P6">This has 0,25pt small-large dashed borders around.</text:p>
      <text:p text:style-name="P2"/>
      <text:p text:style-name="P7">This has 0,25pt small-small-large dashed borders around.</text:p>
      <text:p text:style-name="P2"/>
      <text:p text:style-name="P8">This has 0,25pt thin double line borders around.</text:p>
      <text:p text:style-name="P2"/>
      <text:p text:style-name="P9">This has 0,25pt doble thick line borders around.</text:p>
      <text:p text:style-name="P2"/>
      <text:p text:style-name="P10">This has 0,25pt thin-thick line borders around.</text:p>
      <text:p text:style-name="P2"/>
      <text:p text:style-name="P11">This has 0,25pt double thin line borders ar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23:06.896000000</meta:creation-date>
    <dc:date>2018-07-29T10:54:59.345000000</dc:date>
    <meta:editing-duration>PT13M13S</meta:editing-duration>
    <meta:editing-cycles>3</meta:editing-cycles>
    <meta:generator>LibreOffice/6.0.4.2$Windows_x86 LibreOffice_project/9b0d9b32d5dcda91d2f1a96dc04c645c450872bf</meta:generator>
    <dc:creator>Gábor Kelemen</dc:creator>
    <meta:document-statistic meta:table-count="0" meta:image-count="0" meta:object-count="0" meta:page-count="1" meta:paragraph-count="10" meta:word-count="70" meta:character-count="454" meta:non-whitespace-character-count="394"/>
  </office:meta>
</office:document-meta>
</file>